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eorgia" svg:font-family="Georgia" style:font-adornments="Bold" style:font-family-generic="roman" style:font-pitch="variable"/>
    <style:font-face style:name="Georgia1"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Roboto" svg:font-family="Roboto" style:font-adornments="Bold" style:font-pitch="variable"/>
    <style:font-face style:name="Roboto1" svg:font-family="Roboto" style:font-adornments="Bold Italic" style:font-pitch="variable"/>
    <style:font-face style:name="Roboto2" svg:font-family="Roboto" style:font-adornments="Regular" style:font-pitch="variable"/>
  </office:font-face-decls>
  <office:automatic-styles>
    <style:style style:name="P1" style:family="paragraph" style:parent-style-name="Heading_20_1" style:master-page-name="First_20_Page">
      <style:paragraph-properties style:page-number="1"/>
      <style:text-properties officeooo:rsid="0016d242" officeooo:paragraph-rsid="0016d242"/>
    </style:style>
    <style:style style:name="P2" style:family="paragraph" style:parent-style-name="Heading_20_1">
      <style:text-properties officeooo:rsid="0016d242" officeooo:paragraph-rsid="0016d242"/>
    </style:style>
    <style:style style:name="P3" style:family="paragraph" style:parent-style-name="Text_20_body">
      <style:paragraph-properties fo:text-align="center" style:justify-single-word="false"/>
      <style:text-properties officeooo:rsid="0016d242" officeooo:paragraph-rsid="0016d242"/>
    </style:style>
    <style:style style:name="P4" style:family="paragraph" style:parent-style-name="Text_20_body">
      <style:paragraph-properties fo:margin-top="0in" fo:margin-bottom="0in" style:contextual-spacing="false" fo:line-height="115%" fo:text-align="center" style:justify-single-word="false"/>
      <style:text-properties officeooo:rsid="0016d242" officeooo:paragraph-rsid="0016d242"/>
    </style:style>
    <style:style style:name="P5" style:family="paragraph" style:parent-style-name="Text_20_body">
      <style:paragraph-properties fo:line-height="115%" fo:text-align="center" style:justify-single-word="false"/>
      <style:text-properties officeooo:rsid="0016d242" officeooo:paragraph-rsid="0016d242"/>
    </style:style>
    <style:style style:name="P6" style:family="paragraph" style:parent-style-name="Heading_20_2" style:master-page-name="Standard">
      <style:paragraph-properties style:page-number="1" fo:break-before="page"/>
      <style:text-properties officeooo:rsid="00196113" officeooo:paragraph-rsid="00196113"/>
    </style:style>
    <style:style style:name="P7" style:family="paragraph" style:parent-style-name="Text_20_body">
      <style:text-properties fo:font-size="12pt" style:font-size-asian="12pt" style:font-size-complex="12pt"/>
    </style:style>
    <style:style style:name="P8" style:family="paragraph" style:parent-style-name="Text_20_body" style:list-style-name="L1">
      <style:text-properties fo:font-size="12pt" style:font-size-asian="12pt" style:font-size-complex="12pt"/>
    </style:style>
    <style:style style:name="P9" style:family="paragraph" style:parent-style-name="Text_20_body">
      <style:text-properties officeooo:paragraph-rsid="001bdfca"/>
    </style:style>
    <style:style style:name="P10" style:family="paragraph" style:parent-style-name="Heading_20_3">
      <style:text-properties officeooo:rsid="00196113" officeooo:paragraph-rsid="00196113"/>
    </style:style>
    <style:style style:name="P11" style:family="paragraph" style:parent-style-name="Text_20_body" style:list-style-name="L2">
      <style:paragraph-properties fo:line-height="100%"/>
      <style:text-properties fo:font-size="12pt" officeooo:paragraph-rsid="001bdfca" style:font-size-asian="12pt" style:font-size-complex="12pt"/>
    </style:style>
    <style:style style:name="P12" style:family="paragraph" style:parent-style-name="Text_20_body">
      <style:text-properties officeooo:rsid="001bdfca" officeooo:paragraph-rsid="001bdfca"/>
    </style:style>
    <style:style style:name="P13" style:family="paragraph">
      <loext:graphic-properties draw:fill="none"/>
    </style:style>
    <style:style style:name="P14" style:family="paragraph" style:parent-style-name="Text_20_body" style:list-style-name="L3">
      <style:text-properties officeooo:paragraph-rsid="001bdfca"/>
    </style:style>
    <style:style style:name="P15" style:family="paragraph" style:parent-style-name="Text_20_body" style:list-style-name="L3">
      <style:text-properties officeooo:rsid="001bdfca" officeooo:paragraph-rsid="001bdfca"/>
    </style:style>
    <style:style style:name="P16" style:family="paragraph" style:parent-style-name="Text_20_body" style:list-style-name="L3">
      <style:text-properties fo:font-size="12pt" officeooo:rsid="001d5918" officeooo:paragraph-rsid="001d5918" style:font-size-asian="12pt" style:font-size-complex="12pt"/>
    </style:style>
    <style:style style:name="P17" style:family="paragraph" style:parent-style-name="Text_20_body" style:list-style-name="L3">
      <style:text-properties fo:font-size="12pt" officeooo:rsid="001d72f5" officeooo:paragraph-rsid="001d72f5" style:font-size-asian="12pt" style:font-size-complex="12pt"/>
    </style:style>
    <style:style style:name="P18" style:family="paragraph" style:parent-style-name="Text_20_body" style:list-style-name="L3">
      <style:text-properties fo:font-size="12pt" officeooo:rsid="001ff76d" officeooo:paragraph-rsid="001ff76d" style:font-size-asian="12pt" style:font-size-complex="12pt"/>
    </style:style>
    <style:style style:name="P19" style:family="paragraph" style:parent-style-name="Text_20_body" style:list-style-name="L3">
      <style:text-properties fo:font-size="12pt" officeooo:rsid="0021c05c" officeooo:paragraph-rsid="0021c05c" style:font-size-asian="12pt" style:font-size-complex="12pt"/>
    </style:style>
    <style:style style:name="P20" style:family="paragraph" style:parent-style-name="Text_20_body">
      <style:text-properties fo:font-size="12pt" officeooo:rsid="0021c05c" officeooo:paragraph-rsid="0021c05c" style:font-size-asian="12pt" style:font-size-complex="12pt"/>
    </style:style>
    <style:style style:name="P21" style:family="paragraph" style:parent-style-name="Heading_20_2">
      <style:paragraph-properties fo:break-before="page"/>
      <style:text-properties officeooo:paragraph-rsid="002291ac"/>
    </style:style>
    <style:style style:name="P22" style:family="paragraph" style:parent-style-name="Text_20_body">
      <style:text-properties officeooo:rsid="002291ac" officeooo:paragraph-rsid="002291ac"/>
    </style:style>
    <style:style style:name="P23" style:family="paragraph" style:parent-style-name="Heading_20_3">
      <style:text-properties officeooo:rsid="002291ac" officeooo:paragraph-rsid="002291ac"/>
    </style:style>
    <style:style style:name="P24" style:family="paragraph" style:parent-style-name="Text_20_body">
      <style:text-properties officeooo:paragraph-rsid="002291ac"/>
    </style:style>
    <style:style style:name="T1" style:family="text">
      <style:text-properties style:text-position="super 58%"/>
    </style:style>
    <style:style style:name="T2" style:family="text">
      <style:text-properties style:text-position="0% 100%"/>
    </style:style>
    <style:style style:name="T3" style:family="text">
      <style:text-properties fo:font-variant="normal" fo:text-transform="none" fo:color="#000000" loext:opacity="100%" fo:font-family="Arial" fo:font-size="12pt" fo:letter-spacing="normal" fo:font-style="normal" fo:font-weight="normal" style:font-size-asian="12pt" style:font-size-complex="12pt"/>
    </style:style>
    <style:style style:name="T4" style:family="text">
      <style:text-properties fo:font-variant="normal" fo:text-transform="none" fo:color="#2f81f7" loext:opacity="100%" fo:font-family="Arial" fo:font-size="12pt" fo:letter-spacing="normal" fo:font-style="normal" fo:font-weight="normal" style:font-size-asian="12pt" style:font-size-complex="12pt"/>
    </style:style>
    <style:style style:name="T5" style:family="text">
      <style:text-properties officeooo:rsid="001bdfca"/>
    </style:style>
    <style:style style:name="T6" style:family="text">
      <style:text-properties officeooo:rsid="001d5918"/>
    </style:style>
    <style:style style:name="T7" style:family="text">
      <style:text-properties officeooo:rsid="0021c05c"/>
    </style:style>
    <style:style style:name="T8" style:family="text">
      <style:text-properties officeooo:rsid="002291ac"/>
    </style:style>
    <style:style style:name="T9" style:family="text">
      <style:text-properties officeooo:rsid="0023ab8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5in" svg:stroke-color="#bf0041" draw:marker-start-width="0.2138in" draw:marker-end-width="0.2138in" draw:fill="none" draw:textarea-horizontal-align="justify" draw:textarea-vertical-align="middle" draw:auto-grow-height="false" fo:min-height="7.9425in" fo:min-width="7.1043in" fo:padding-top="0.0252in" fo:padding-bottom="0.0252in" fo:padding-left="0.0252in" fo:padding-right="0.0252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05in" svg:stroke-color="#bf0041" draw:marker-start-width="0.2138in" draw:marker-end-width="0.2138in" draw:fill="none" draw:textarea-horizontal-align="justify" draw:textarea-vertical-align="middle" draw:auto-grow-height="false" fo:min-height="2.461in" fo:min-width="7.1043in" fo:padding-top="0.0252in" fo:padding-bottom="0.0252in" fo:padding-left="0.0252in" fo:padding-right="0.0252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fo:min-height="0in" fo:min-width="0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2" text:outline-level="1"/>
      <text:h text:style-name="P2" text:outline-level="1"/>
      <text:h text:style-name="P2" text:outline-level="1"/>
      <text:h text:style-name="P2" text:outline-level="1"/>
      <text:h text:style-name="P2" text:outline-level="1" text:is-list-header="true">CE444: Geotechnical Design</text:h>
      <text:h text:style-name="P2" text:outline-level="1">Homework Assignment <text:span text:style-name="T1">#</text:span><text:span text:style-name="T2">3</text:span></text:h>
      <text:p text:style-name="P3"/>
      <text:p text:style-name="P3">February 6<text:span text:style-name="T1">th</text:span><text:span text:style-name="T2">, 2026</text:span></text:p>
      <text:p text:style-name="P3"/>
      <text:p text:style-name="P4">To: Dr. Arash Khosravifar</text:p>
      <text:p text:style-name="P5">From: Brandon Auyeung</text:p>
      <text:h text:style-name="P6" text:outline-level="2">Problem 1.</text:h>
      <text:p text:style-name="Text_20_body"><text:span text:style-name="T3">Watch the education video entitled: “An Introduction to Drilling and Sampling in Geotechnical Practice.” This video is available via YouTube at </text:span><text:a xlink:type="simple" xlink:href="http://youtu.be/IGk1HI1NGug" text:style-name="Internet_20_link" text:visited-style-name="Visited_20_Internet_20_Link"><text:span text:style-name="T4">http://youtu.be/IGk1HI1NGug</text:span></text:a><text:span text:style-name="T3">.</text:span></text:p>
      <text:p text:style-name="P7">Take notes during the video and answer the following questions with bulleted answers.</text:p>
      <text:list text:style-name="L1">
        <text:list-item>
          <text:p text:style-name="P8">What are the common drilling methods?</text:p>
        </text:list-item>
        <text:list-item>
          <text:p text:style-name="P8">What method is best for drilling collapsing soil? Why?</text:p>
        </text:list-item>
        <text:list-item>
          <text:p text:style-name="P8">What method would be best for shallow holes (&lt;25’) in cohesive soil?</text:p>
        </text:list-item>
        <text:list-item>
          <text:p text:style-name="P8">Explain how soil cuttings are brought to the surface for each method. Which method would be better for large, gravel sized particles?</text:p>
        </text:list-item>
        <text:list-item>
          <text:p text:style-name="P8">Under what circumstances must casing be used?</text:p>
        </text:list-item>
        <text:list-item>
          <text:p text:style-name="P8">What method is best for sampling rock?</text:p>
        </text:list-item>
        <text:list-item>
          <text:p text:style-name="P8">Explain how the standard penetration resistance, or N value, is determined? What is this a measure of?</text:p>
        </text:list-item>
        <text:list-item>
          <text:p text:style-name="P8">How is a thin-walled Shelby tube sample obtained?</text:p>
        </text:list-item>
        <text:list-item>
          <text:p text:style-name="P8">What is the objective of the piston-sampler?</text:p>
        </text:list-item>
      </text:list>
      <text:h text:style-name="Heading_20_3" text:outline-level="3">Given:</text:h>
      <text:p text:style-name="P9"><text:span text:style-name="T3">“An Introduction to Drilling and Sampling in Geotechnical Practice” at </text:span><text:a xlink:type="simple" xlink:href="http://youtu.be/IGk1HI1NGug" text:style-name="Internet_20_link" text:visited-style-name="Visited_20_Internet_20_Link"><text:span text:style-name="T4">http://youtu.be/IGk1HI1NGug</text:span></text:a><text:span text:style-name="T3">.</text:span></text:p>
      <text:h text:style-name="P10" text:outline-level="3">Find:</text:h>
      <text:list text:style-name="L2">
        <text:list-item>
          <text:p text:style-name="P11">What are the common drilling methods?</text:p>
        </text:list-item>
        <text:list-item>
          <text:p text:style-name="P11">What method is best for drilling collapsing soil? Why?</text:p>
        </text:list-item>
        <text:list-item>
          <text:p text:style-name="P11">What method would be best for shallow holes (&lt;25’) in cohesive soil?</text:p>
        </text:list-item>
        <text:list-item>
          <text:p text:style-name="P11">Explain how soil cuttings are brought to the surface for each method. Which method would be better for large, gravel sized particles?</text:p>
        </text:list-item>
        <text:list-item>
          <text:p text:style-name="P11">Under what circumstances must casing be used? </text:p>
        </text:list-item>
        <text:list-item>
          <text:p text:style-name="P11">What method is best for sampling rock?</text:p>
        </text:list-item>
        <text:list-item>
          <text:p text:style-name="P11">Explain how the standard penetration resistance, or N value, is determined? What is this a measure of?</text:p>
        </text:list-item>
        <text:list-item>
          <text:p text:style-name="P11">How is a thin-walled Shelby tube sample obtained?</text:p>
        </text:list-item>
        <text:list-item>
          <text:p text:style-name="P11">What is the objective of the piston-sampler?</text:p>
        </text:list-item>
      </text:list>
      <text:h text:style-name="P10" text:outline-level="3"><text:soft-page-break/>Solution:</text:h>
      <text:p text:style-name="P12">The answers to the questions are formatted in the “Results” section.</text:p>
      <text:h text:style-name="P10" text:outline-level="3"><draw:custom-shape text:anchor-type="paragraph" draw:z-index="0" draw:name="Shape 1" draw:style-name="gr1" draw:text-style-name="P13" svg:width="7.1543in" svg:height="7.9925in" svg:x="-0.0563in" svg:y="0.0701in"><text:p/><draw:enhanced-geometry svg:viewBox="0 0 21600 21600" draw:type="rectangle" draw:enhanced-path="M 0 0 L 21600 0 21600 21600 0 21600 0 0 Z N"/></draw:custom-shape>Results:</text:h>
      <text:list text:style-name="L3">
        <text:list-item>
          <text:p text:style-name="P14"><text:span text:style-name="T5">Methods of drilling are all used to obtain subsurface samples </text:span></text:p>
          <text:list>
            <text:list-item>
              <text:p text:style-name="P15"><text:s/>Solid Stem Continuous Flight Auger</text:p>
            </text:list-item>
            <text:list-item>
              <text:p text:style-name="P15"><text:s/>Hollow Stem Continuous Flight Auger</text:p>
            </text:list-item>
            <text:list-item>
              <text:p text:style-name="P15"><text:s/>Rotary Wash</text:p>
            </text:list-item>
            <text:list-item>
              <text:p text:style-name="P15"><text:s/><text:span text:style-name="T6">Coring</text:span></text:p>
            </text:list-item>
          </text:list>
        </text:list-item>
        <text:list-item>
          <text:p text:style-name="P16">The Hollow Stem Continuous Flight Auger would be best, since the hollow stem walls allow for sampling to occur while providing walls of support to protect from the potential of collapsing soil.</text:p>
        </text:list-item>
        <text:list-item>
          <text:p text:style-name="P17">Rotary wash (?)</text:p>
        </text:list-item>
        <text:list-item>
          <text:p text:style-name="P17">For Solid Stem and Hollow Stem Continuous Flight Augers, the soil cuttings are brought up to the surface using the rotation of the auger’s screw. <text:s/>For Rotary Wash, the mud mixture is able to suspend and/or move the soil tailings up via a pump, where the soil tailings may then be separated from the slurry. Coring </text:p>
        </text:list-item>
        <text:list-item>
          <text:p text:style-name="P17">Casing is best used when sampling cohesionless or highly-erodible soils.</text:p>
        </text:list-item>
        <text:list-item>
          <text:p text:style-name="P17">Coring is the best method for sampling rock. </text:p>
        </text:list-item>
        <text:list-item>
          <text:p text:style-name="P18">The N-value is obtained by summing the number of hammer drops to penetrate the last two out of three successive 6” sections of a split-spoon sampler. This is a measure of a soils strength (?)</text:p>
        </text:list-item>
        <text:list-item>
          <text:p text:style-name="P18">Shelby tube<text:span text:style-name="T7">s are attached to a drill rod and is then quickly advanced into the soil while being rotated. Once the sample is obtained, the Shelby tube is removed, trimmed, and seal with either wax or a O-ring cap. These are then transported to the lab with extreme caution.</text:span></text:p>
        </text:list-item>
        <text:list-item>
          <text:p text:style-name="P19">Piston-samplers are designed to ensure the initial soil sample does not plug or unexpectedly rise into a Shelby tube, which mitigates the risk of unrepresentative samples.</text:p>
        </text:list-item>
      </text:list>
      <text:p text:style-name="P20"/>
      <text:h text:style-name="P21" text:outline-level="2"><text:span text:style-name="T8">Problem 2.</text:span></text:h>
      <text:p text:style-name="P22">List two advantages and two disadvantages of CPT over SPT.</text:p>
      <text:h text:style-name="Heading_20_3" text:outline-level="3">G<text:span text:style-name="T8">iven:</text:span></text:h>
      <text:p text:style-name="P22">SPT and CPT testing</text:p>
      <text:h text:style-name="P23" text:outline-level="3">Find:</text:h>
      <text:p text:style-name="P22">Two advantages and disadvantages of both tests.</text:p>
      <text:h text:style-name="P23" text:outline-level="3">Soltuion:</text:h>
      <text:p text:style-name="P24"><text:span text:style-name="T8">The answers to the questions are formatted in the “Results” section.</text:span></text:p>
      <text:h text:style-name="P23" text:outline-level="3"><draw:custom-shape text:anchor-type="paragraph" draw:z-index="4" draw:name="Shape 3" draw:style-name="gr2" draw:text-style-name="P13" svg:width="7.1543in" svg:height="2.5114in" svg:x="-0.0563in" svg:y="-0.0047in"><text:p/><draw:enhanced-geometry svg:viewBox="0 0 21600 21600" draw:type="rectangle" draw:enhanced-path="M 0 0 L 21600 0 21600 21600 0 21600 0 0 Z N"/></draw:custom-shape>Results:</text:h>
      <text:p text:style-name="P22">SPT has the advantages that it obtains actual samples that may be used for visual classification and some lab tests, as well as being simpler to set up than CPT. SPT has the disadvantages that the test <text:span text:style-name="T9">only obtains discrete, disturbed samples that the SPT test itself </text:span>is user-dependent, which can increase uncertainty in results.</text:p>
      <text:p text:style-name="P22">CPT has the advantages that is is able to measure many more quantities than SPT testing and is able to obtain a continuous sampling profile of the soil. CPT has the disadvantages that it is not able to capture a physical sample to run lab testing or visual inspection on and has more complexities in setup relative to SP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eorgia" svg:font-family="Georgia" style:font-adornments="Bold" style:font-family-generic="roman" style:font-pitch="variable"/>
    <style:font-face style:name="Georgia1"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Roboto" svg:font-family="Roboto" style:font-adornments="Bold" style:font-pitch="variable"/>
    <style:font-face style:name="Roboto1" svg:font-family="Roboto" style:font-adornments="Bold Italic" style:font-pitch="variable"/>
    <style:font-face style:name="Roboto2" svg:font-family="Roboto"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Roboto2"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font-name="Georgia" fo:font-family="Georgia" style:font-style-name="Bold" style:font-family-generic="roman" style:font-pitch="variable" fo:font-size="22pt" fo:font-style="italic"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39in" fo:margin-bottom="0.0835in" style:contextual-spacing="false" style:page-number="auto"/>
      <style:text-properties fo:color="#67001f" loext:opacity="100%" style:font-name="Georgia1" fo:font-family="Georgia" style:font-style-name="Bold Italic" style:font-family-generic="roman" style:font-pitch="variable" fo:font-size="16pt" fo:font-style="italic" style:text-underline-style="wave" style:text-underline-type="double" style:text-underline-width="auto" style:text-underline-color="font-color" fo:font-weight="bold" style:font-size-asian="16pt" style:font-weight-asian="bold" style:font-size-complex="16pt" style:font-weight-complex="bold">
        <loext:char-complex-color loext:theme-type="dark2" loext:color-type="theme"/>
      </style:text-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Hanging_20_indent" style:display-name="Hanging indent" style:family="paragraph" style:parent-style-name="Text_20_body" style:class="text">
      <style:paragraph-properties fo:margin-left="0.3937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variant="small-caps" fo:color="#ce1256" loext:opacity="100%" style:font-name="Roboto" fo:font-family="Roboto" style:font-style-name="Bold" style:font-pitch="variable" fo:font-size="14pt" style:text-underline-style="wave" style:text-underline-width="auto" style:text-underline-color="font-color" fo:font-weight="bold" style:font-size-asian="14pt" style:font-weight-asian="bold" style:font-size-complex="14pt" style:font-weight-complex="bold">
        <loext:char-complex-color loext:theme-type="accent1" loext:color-type="theme"/>
      </style:text-properties>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variant="small-caps" fo:color="#e7298a" loext:opacity="100%" style:font-name="Roboto1" fo:font-family="Roboto" style:font-style-name="Bold Italic" style:font-pitch="variable" fo:font-size="13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loext:char-complex-color loext:theme-type="accent2" loext:color-type="theme"/>
      </style:text-properties>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color="#df65b0" loext:opacity="100%" style:font-name="Roboto" fo:font-family="Roboto" style:font-style-name="Bold" style:font-pitch="variable" fo:font-size="12pt" fo:font-weight="normal" style:font-size-asian="12pt" style:font-weight-asian="bold" style:font-size-complex="12pt" style:font-weight-complex="bold">
        <loext:char-complex-color loext:theme-type="accent3" loext:color-type="theme"/>
      </style:text-properties>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25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top="0in" fo:margin-bottom="0.0835in" style:contextual-spacing="false" fo:text-indent="-0.25in" style:auto-text-indent="false"/>
    </style:style>
    <style:style style:name="Numbering_20_3_20_End" style:display-name="Numbering 3 End" style:family="paragraph" style:parent-style-name="List" style:next-style-name="Numbering_20_3" style:class="list">
      <style:paragraph-properties fo:margin-left="0.75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top="0in" fo:margin-bottom="0.0835in" style:contextual-spacing="false" fo:text-indent="0in" style:auto-text-indent="false"/>
    </style:style>
    <style:style style:name="Numbering_20_4_20_Start" style:display-name="Numbering 4 Start" style:family="paragraph" style:parent-style-name="List" style:next-style-name="Numbering_20_4" style:class="list">
      <style:paragraph-properties fo:margin-left="1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top="0in" fo:margin-bottom="0.0835in" style:contextual-spacing="false" fo:text-indent="0in" style:auto-text-indent="false"/>
    </style:style>
    <style:style style:name="Numbering_20_5_20_Start" style:display-name="Numbering 5 Start" style:family="paragraph" style:parent-style-name="List" style:next-style-name="Numbering_20_5" style:class="list">
      <style:paragraph-properties fo:margin-left="1.25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top="0in" fo:margin-bottom="0.1665in" style:contextual-spacing="false" fo:text-indent="-0.25in" style:auto-text-indent="false"/>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_20_2_20_Start" style:display-name="List 2 Start" style:family="paragraph" style:parent-style-name="List" style:next-style-name="List_20_2" style:class="list">
      <style:paragraph-properties fo:margin-left="0.5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top="0in" fo:margin-bottom="0.1665in" style:contextual-spacing="false" fo:text-indent="-0.25in" style:auto-text-indent="false"/>
    </style:style>
    <style:style style:name="List_20_4_20_Cont." style:display-name="List 4 Cont." style:family="paragraph" style:parent-style-name="List" style:class="list">
      <style:paragraph-properties fo:margin-left="1in" fo:margin-top="0in" fo:margin-bottom="0.0835in" style:contextual-spacing="false" fo:text-indent="0in" style:auto-text-indent="false"/>
    </style:style>
    <style:style style:name="List_20_5_20_Start" style:display-name="List 5 Start" style:family="paragraph" style:parent-style-name="List" style:next-style-name="List_20_5" style:class="list">
      <style:paragraph-properties fo:margin-left="1.25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top="0in" fo:margin-bottom="0.083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Index_20_2" style:display-name="Index 2" style:family="paragraph" style:parent-style-name="Index" style:class="index">
      <style:paragraph-properties fo:margin-left="0.1965in" fo:text-indent="0in" style:auto-text-indent="false"/>
    </style:style>
    <style:style style:name="Index_20_3" style:display-name="Index 3" style:family="paragraph" style:parent-style-name="Index" style:class="index">
      <style:paragraph-properties fo:margin-left="0.3937in" fo:text-indent="0in" style:auto-text-indent="false"/>
    </style:style>
    <style:style style:name="Index_20_Separator" style:display-name="Index Separator" style:family="paragraph" style:parent-style-name="Index" style:class="index">
      <style:paragraph-properties fo:margin-left="0in" fo:text-indent="0in" style:auto-text-indent="false"/>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User_20_Index_20_4" style:display-name="User Index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User_20_Index_20_7" style:display-name="User Index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User_20_Index_20_8" style:display-name="User Index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User_20_Index_20_9" style:display-name="User Index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Quotation"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Endnote_20_Characters" style:display-name="Endnote Characters" style:family="text"/>
    <style:style style:name="Caption_20_Characters" style:display-name="Caption Characters" style:family="text"/>
    <style:style style:name="Footnote_20_Characters" style:display-name="Footnote Character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PuRd-RdYlGn">
        <loext:color loext:name="dark1" loext:color="#000000"/>
        <loext:color loext:name="light1" loext:color="#ffffff"/>
        <loext:color loext:name="dark2" loext:color="#67001f"/>
        <loext:color loext:name="light2" loext:color="#f7f4f9"/>
        <loext:color loext:name="accent1" loext:color="#ce1256"/>
        <loext:color loext:name="accent2" loext:color="#e7298a"/>
        <loext:color loext:name="accent3" loext:color="#df65b0"/>
        <loext:color loext:name="accent4" loext:color="#c994c7"/>
        <loext:color loext:name="accent5" loext:color="#d4b9da"/>
        <loext:color loext:name="accent6" loext:color="#e7e1ef"/>
        <loext:color loext:name="hyperlink" loext:color="#d73027"/>
        <loext:color loext:name="followed-hyperlink" loext:color="#1a9850"/>
      </loext:theme-colors>
    </loext:theme>
  </office:styles>
  <office:automatic-styles>
    <style:style style:name="MP1" style:family="paragraph" style:parent-style-name="Header">
      <style:text-properties officeooo:rsid="00196113" officeooo:paragraph-rsid="00196113"/>
    </style:style>
    <style:style style:name="MP2" style:family="paragraph" style:parent-style-name="Footer">
      <style:paragraph-properties fo:text-align="end" style:justify-single-word="false"/>
    </style:style>
    <style:style style:name="MT1" style:family="text">
      <style:text-properties style:text-position="super 58%"/>
    </style:style>
    <style:style style:name="MT2" style:family="text">
      <style:text-properties style:text-position="0% 100%"/>
    </style:style>
    <style:style style:name="Mgr1" style:family="graphic">
      <style:graphic-properties fo:min-height="0in" fo:min-width="0in" loext:decorative="false" style:run-through="foreground" style:wrap="run-through" style:number-wrapped-paragraphs="no-limit" style:vertical-pos="from-top" style:vertical-rel="paragraph" style:horizontal-pos="from-left" style:horizontal-rel="paragraph"/>
      <style:paragraph-properties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3" draw:name="Shape 2" draw:style-name="Mgr1" svg:width="0.6941in" svg:height="0.6941in" svg:x="5.3618in" svg:y="-0.1028in"><text:p/><draw:enhanced-geometry draw:type="non-primitive"/></draw:custom-shape>CE444<text:tab/>Homework Assignment <text:span text:style-name="MT1">#</text:span><text:span text:style-name="MT2">3<text:tab/>Auyeung, Brandon</text:span></text:p>
      </style:header>
      <style:footer>
        <text:p text:style-name="MP2"><text:bookmark text:name="PageNumWizard_FOOTER_Default Page Style1"/></text:p>
      </style:footer>
      <style:footer-left>
        <text:p text:style-name="MP2"><text:bookmark text:name="PageNumWizard_FOOTER_Default Page Style1 Copy 1"/><text:bookmark text:name="PageNumWizard_FOOTER_Default Page Style2"/></text:p>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31T20:54:28.416006089</meta:creation-date>
    <dc:date>2026-02-01T23:02:35.255736069</dc:date>
    <meta:editing-duration>PT1H11M54S</meta:editing-duration>
    <meta:editing-cycles>11</meta:editing-cycles>
    <meta:generator>LibreOffice/25.8.4.2$Linux_X86_64 LibreOffice_project/580$Build-2</meta:generator>
    <meta:document-statistic meta:table-count="0" meta:image-count="0" meta:object-count="0" meta:page-count="5" meta:paragraph-count="57" meta:word-count="700" meta:character-count="4114" meta:non-whitespace-character-count="3493"/>
  </office:meta>
</office:document-meta>
</file>